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a57" officeooo:paragraph-rsid="00150a5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0:</text:span> Zur Realisierung des Port-Konzeptes kann das Strategy-Pattern angewandt werden.</text:p>
      <text:p text:style-name="P1">Bereits im Konstruktor der Klasse "HotelRetrieval" darf eine Referenz zu einer Caching-Implementation übegeben werden, welche</text:p>
      <text:p text:style-name="P1">dann das eigentlich Caching übernimmt und in HotelRetrieval nur als Attribut verwendet wird.</text:p>
      <text:p text:style-name="P1"></text:p>
      <text:p text:style-name="P1"><text:span text:style-name="T1">FA1:</text:span> Beim Aufruf des Interfaces "HotelSuche" gibt es folgende Reihenfolge, die stets einzuhalten ist, </text:p>
      <text:p text:style-name="P1">da SQL- bzw. Datenbankoperationen sonst nicht korrekt ausgeführt werden. Zusätzlich wird die Methode closeSession()</text:p>
      <text:p text:style-name="P1">zum Interface hinzugefügt.</text:p>
      <text:p text:style-name="P1"></text:p>
      <text:p text:style-name="P1">1: openSession()</text:p>
      <text:p text:style-name="P1">2 bis n-1: getHotelByXYZ(...)</text:p>
      <text:p text:style-name="P1">n: closeSession()</text:p>
      <text:p text:style-name="P1"></text:p>
      <text:p text:style-name="P1"><text:span text:style-name="T1">FA2: </text:span>Das Interface "Caching" sollte mindestens eine Methode zum auslesen des Caches anbieten:</text:p>
      <text:p text:style-name="P1">Hotel getCachedResult()</text:p>
      <text:p text:style-name="P1"></text:p>
      <text:p text:style-name="P1"><text:span text:style-name="T1">FA3:</text:span> Da das in HotelRetrieval verwendete Caching-Objekt nicht zwingend valide bzw. non-null sein muss,</text:p>
      <text:p text:style-name="P1">können bei aufrufen dieses Objektes NullPointerExceptions auftreten.</text:p>
      <text:p text:style-name="P1">Hier kann entweder vor jedem Aufruf ein null-check vorgenommen werden, oder bei der Initialisierung der Klasse direkt überprüft werden, </text:p>
      <text:p text:style-name="P1">ob das Caching-Objekt == null ist. Das Ergebnis wird dann in einem weiteren Attribut abgespeichert.</text:p>
      <text:p text:style-name="P1">Weiterhin kann z.B das Proxy-Pattern verwendet werden, welches eine Proxy-Klasse für HotelRetrieval implementiert, das Logging und exceptions übernimmt</text:p>
      <text:p text:style-name="P1">und die eigentliche Logik unberührt in HotelRetrieval belässt.</text:p>
      <text:p text:style-name="P1"></text:p>
      <text:p text:style-name="P1"><text:span text:style-name="T1">FA4:</text:span> Das Logging wird ebenfalls mittels des Strategy-Patterns implementiert und vom Proxy verwendet.</text:p>
      <text:p text:style-name="P1"></text:p>
      <text:p text:style-name="P1"><text:span text:style-name="T1">FA5: </text:span>Die exportierte Jar-Datei des Buchungssystems wird dann lediglich in ein weiteres Modul "Buchungsclient" importiert</text:p>
      <text:p text:style-name="P1">(analog zur Verwendung der JDBC-Bibliothek). Daraufhin können alle als öffentlich deklarierte Klassen im Buchungsclient aufgerufen und benutz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55:00.419753848</meta:creation-date>
    <dc:date>2015-10-12T16:56:32.864654939</dc:date>
    <meta:editing-duration>P0D</meta:editing-duration>
    <meta:editing-cycles>1</meta:editing-cycles>
    <meta:document-statistic meta:table-count="0" meta:image-count="0" meta:object-count="0" meta:page-count="1" meta:paragraph-count="26" meta:word-count="219" meta:character-count="1735" meta:non-whitespace-character-count="1509"/>
    <meta:generator>LibreOffice/4.2.8.2$Linux_X86_64 LibreOffice_project/420m0$Build-2</meta:generator>
  </office:meta>
</office:document-meta>
</file>